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1.99cm"/>
    </style:style>
    <style:style style:name="Table1.B" style:family="table-column">
      <style:table-column-properties style:column-width="5.017cm"/>
    </style:style>
    <style:style style:name="Table1.C" style:family="table-column">
      <style:table-column-properties style:column-width="5.186cm"/>
    </style:style>
    <style:style style:name="Table1.D" style:family="table-column">
      <style:table-column-properties style:column-width="4.318cm"/>
    </style:style>
    <style:style style:name="Table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style:writing-mode="lr-tb"/>
      <style:text-properties officeooo:rsid="001e691d" officeooo:paragraph-rsid="001e691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d660" officeooo:paragraph-rsid="000fd66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d660" officeooo:paragraph-rsid="000fd66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6d662" officeooo:paragraph-rsid="0026d6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79623" officeooo:paragraph-rsid="0027962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e8c3" officeooo:paragraph-rsid="0028e8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officeooo:paragraph-rsid="00168cae"/>
    </style:style>
    <style:style style:name="P14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officeooo:paragraph-rsid="001ba55b"/>
    </style:style>
    <style:style style:name="P15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ba55b" officeooo:paragraph-rsid="000fd66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e8c3" officeooo:paragraph-rsid="0028e8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a1e87" officeooo:paragraph-rsid="002a1e8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2">
      <style:paragraph-properties fo:margin-top="0cm" fo:margin-bottom="0cm" loext:contextual-spacing="false" fo:line-height="100%" fo:text-align="start" style:justify-single-word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bc0f7" officeooo:paragraph-rsid="002bc0f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db5f5" officeooo:paragraph-rsid="002db5f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start" style:justify-single-word="false" style:writing-mode="lr-tb"/>
      <style:text-properties officeooo:rsid="00285da9" officeooo:paragraph-rsid="00285da9"/>
    </style:style>
    <style:style style:name="P21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4efe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fd66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ba55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cde1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officeooo:rsid="001ba55b"/>
    </style:style>
    <style:style style:name="T7" style:family="text">
      <style:text-properties officeooo:rsid="001ef149"/>
    </style:style>
    <style:style style:name="T8" style:family="text">
      <style:text-properties officeooo:rsid="002051f9"/>
    </style:style>
    <style:style style:name="T9" style:family="text">
      <style:text-properties officeooo:rsid="0029f75b"/>
    </style:style>
    <style:style style:name="T10" style:family="text">
      <style:text-properties officeooo:rsid="002d75e4"/>
    </style:style>
    <style:style style:name="T11" style:family="text">
      <style:text-properties officeooo:rsid="002f8b7c"/>
    </style:style>
    <style:style style:name="T12" style:family="text">
      <style:text-properties officeooo:rsid="003314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1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Before the midsemester break</text:span></text:p>
          </table:table-cell>
          <table:table-cell table:style-name="Table1.A1" office:value-type="string">
            <text:p text:style-name="P3"><text:span text:style-name="T1">During the midsemester break</text:span></text:p>
          </table:table-cell>
          <table:table-cell table:style-name="Table1.A1" office:value-type="string">
            <text:p text:style-name="P3"><text:span text:style-name="T1">At the end of <text:s/>the midsemester break</text:span></text:p>
          </table:table-cell>
        </table:table-row>
        <table:table-row>
          <table:table-cell table:style-name="Table1.A1" office:value-type="string">
            <text:p text:style-name="P3"><text:span text:style-name="T1">I am comfortable I will be able to ….</text:span></text:p>
          </table:table-cell>
          <table:table-cell table:style-name="Table1.A1" office:value-type="string">
            <text:list xml:id="list6468196518621408770" text:style-name="L1">
              <text:list-item>
                <text:p text:style-name="P8">Write a functioning piece <text:span text:style-name="T6">of software that fulfills all basic requirements of the</text:span></text:p>
              </text:list-item>
              <text:list-item>
                <text:p text:style-name="P15">Use a Scrum board to manage my project and progress through the course</text:p>
              </text:list-item>
            </text:list>
          </table:table-cell>
          <table:table-cell table:style-name="Table1.A1" office:value-type="string">
            <text:list xml:id="list170211676696536" text:continue-numbering="true" text:style-name="L1">
              <text:list-item>
                <text:p text:style-name="P13"><text:span text:style-name="T2">Maintain contact with supervisors and classmates over the break</text:span></text:p>
              </text:list-item>
              <text:list-item>
                <text:p text:style-name="P20"><text:span text:style-name="T2">M</text:span><text:span text:style-name="T1">ake steady refinements to my project</text:span></text:p>
              </text:list-item>
            </text:list>
          </table:table-cell>
          <table:table-cell table:style-name="Table1.A1" office:value-type="string">
            <text:list xml:id="list170213339686148" text:continue-numbering="true" text:style-name="L1">
              <text:list-item>
                <text:p text:style-name="P12">Get my project and associated documentation done, to a high standard, by the final due date</text:p>
              </text:list-item>
              <text:list-item>
                <text:p text:style-name="P16">Draw on teaching <text:span text:style-name="T9">resources and my course colleagues for help with my project</text:span></text:p>
              </text:list-item>
              <text:list-item>
                <text:p text:style-name="P17">Assist others with the development and refinement of their project</text:p>
              </text:list-item>
              <text:list-item>
                <text:p text:style-name="P19">Enhancing the <text:span text:style-name="T11">statistical analysis component of my project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pan text:style-name="T1">I think I may struggle with …..</text:span></text:p>
          </table:table-cell>
          <table:table-cell table:style-name="Table1.A1" office:value-type="string">
            <text:list xml:id="list4741262657146255600" text:style-name="L2">
              <text:list-item>
                <text:p text:style-name="P9">Implement test-<text:span text:style-name="T6">driven development practice into my existing codebase</text:span></text:p>
              </text:list-item>
              <text:list-item>
                <text:p text:style-name="P18">Recognising when it would be better to ask for help <text:span text:style-name="T10">than spend much more time solving a problem on my own</text:span></text:p>
              </text:list-item>
            </text:list>
          </table:table-cell>
          <table:table-cell table:style-name="Table1.A1" office:value-type="string">
            <text:list xml:id="list170212719491843" text:continue-numbering="true" text:style-name="L2">
              <text:list-item>
                <text:p text:style-name="P10">Ensuring that my <text:span text:style-name="T12">predictive models in my script are producing the appropriate results</text:span></text:p>
              </text:list-item>
            </text:list>
          </table:table-cell>
          <table:table-cell table:style-name="Table1.A1" office:value-type="string">
            <text:list xml:id="list170213171989456" text:continue-numbering="true" text:style-name="L2">
              <text:list-item>
                <text:p text:style-name="P11">Implementing TDD – but a more positive outlook than before, thanks to mentor/tutor assistance :)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pan text:style-name="T1">I don’t <text:s/>think I’ll be able to ...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list xml:id="list3618871014185701223" text:style-name="L3">
              <text:list-item>
                <text:p text:style-name="P14"><text:span text:style-name="T4">During the timespan of the break, </text:span><text:span text:style-name="T5">i</text:span><text:span text:style-name="T3">mplement test-</text:span><text:span text:style-name="T4">driven development practice into my existing codebase</text:span>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5"/>
      <text:p text:style-name="P1"><text:soft-page-break/>Part 2:</text:p>
      <text:p text:style-name="P5"/>
      <text:p text:style-name="P6">Because I had made good progress on my script before the break, <text:span text:style-name="T8">and become quite familiar with R and the needs of my project,</text:span> <text:span text:style-name="T7">I was confident that my predictions would be correct. I did end up struggling a bit with test-driven development, but after the break, the tutors (specifically Anthony and Sanjid) helped me get started with an R package to make it easier for me to learn and implement TDD. Since then, progress in that area has been relatively smooth. Overall I think I anticipated my needs well, but will remain mindful of the help that tutors and classmates can offer. For the second half of the semester, I will be directing my focus towards test-driven development, improving the robustness and efficiency of my code, and user-interface aspects of my programme (as it is more-or-less functionally complete since the end of the break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62</meta:editing-cycles>
    <dc:date>2016-09-19T17:02:11.543102277</dc:date>
    <meta:editing-duration>PT17M38S</meta:editing-duration>
    <meta:document-statistic meta:table-count="1" meta:image-count="0" meta:object-count="0" meta:page-count="2" meta:paragraph-count="22" meta:word-count="359" meta:character-count="2066" meta:non-whitespace-character-count="1739"/>
  </office:meta>
</office:document-meta>
</file>